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483f"/>
    </style:style>
    <style:style style:name="P2" style:family="paragraph" style:parent-style-name="Heading_20_2">
      <style:text-properties officeooo:paragraph-rsid="000a483f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a483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Ejercicio en clase: Objetos</text:span></text:h>
      <text:h text:style-name="Heading_20_2" text:outline-level="2">Requerimientos</text:h>
      <text:p text:style-name="Quotations">Un cliente nos contrató para que desarrollemos una aplicación donde pueda consultar la lista de clientes y sus mascotas. </text:p>
      <text:p text:style-name="Quotations">De los clientes le interesa conocer el domicilio, el nombre y apellido y un teléfono. A un cliente se le pueden asociar una o más mascotas. </text:p>
      <text:p text:style-name="Quotations">De las mascotas necesita conocer su especie, su nombre, su fecha de nacimiento y su historial de vacunación. <text:s/>Los primeros tres datos son obligatorios para dar de alta una mascota, mientras que el último arrancará vacío y se podrá ir agregando vacunas. De las vacunas sólo interesa conocer el nombre. </text:p>
      <text:h text:style-name="P2" text:outline-level="2"><text:span text:style-name="T3">Enunciados</text:span></text:h>
      <text:list xml:id="list3421530350" text:style-name="L3">
        <text:list-item>
          <text:p text:style-name="P3">Crear una aplicación de consola.</text:p>
        </text:list-item>
        <text:list-item>
          <text:p text:style-name="P3">Modelar y declarar las clases necesarias para resolver la necesidad del cliente. <text:span text:style-name="T1">Hacerlo en un proyecto de biblioteca de clases.</text:span></text:p>
        </text:list-item>
        <text:list-item>
          <text:p text:style-name="P3">Las clases deberán tener los métodos necesarios, <text:span text:style-name="T1">incluyendo uno que devuelva toda la información del objeto en formato string.</text:span></text:p>
        </text:list-item>
        <text:list-item>
          <text:p text:style-name="P3">Instanciar los siguientes objetos (<text:span text:style-name="T2">hardcodeado, no pedir datos por consola</text:span>):</text:p>
        </text:list-item>
      </text:list>
      <text:list xml:id="list2836932582" text:style-name="L4">
        <text:list-item>
          <text:list>
            <text:list-item>
              <text:p text:style-name="P4">Un cliente con un perro sin vacunar.</text:p>
            </text:list-item>
            <text:list-item>
              <text:p text:style-name="P4">Un cliente con un gato con la vacuna "Triple Felina".</text:p>
            </text:list-item>
            <text:list-item>
              <text:p text:style-name="P4">Un cliente con un gato sin vacunas y un perro con la vacuna contra la rabia.</text:p>
            </text:list-item>
          </text:list>
        </text:list-item>
      </text:list>
      <text:list xml:id="list174613262371794" text:continue-list="list3421530350" text:style-name="L3">
        <text:list-item>
          <text:p text:style-name="P3">Mostrar por consola todos los datos de los clientes instanciados y sus mascotas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lack-Lato" svg:font-family="Slack-Lato, appleLog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17:42:50.789000000</meta:creation-date>
    <dc:date>2021-03-23T17:46:12.077000000</dc:date>
    <meta:editing-duration>PT3M22S</meta:editing-duration>
    <meta:editing-cycles>1</meta:editing-cycles>
    <meta:document-statistic meta:table-count="0" meta:image-count="0" meta:object-count="0" meta:page-count="1" meta:paragraph-count="14" meta:word-count="209" meta:character-count="1234" meta:non-whitespace-character-count="1042"/>
    <meta:generator>LibreOffice/7.0.3.1$Windows_X86_64 LibreOffice_project/d7547858d014d4cf69878db179d326fc3483e082</meta:generator>
  </office:meta>
</office:document-meta>
</file>